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宋体" svg:font-family="宋体"/>
    <style:font-face style:name="Arial Monospace" svg:font-family="&quot;Arial Monospac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Arial Monospace" style:font-name-asian="Arial Monospace" style:font-name-complex="Arial Monospace" style:font-family-generic="swiss" style:font-charset="x-symbol"/>
    </style:style>
    <style:style style:name="ce3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Arial Monospace" style:font-name-asian="Arial Monospace" style:font-name-complex="Arial Monospace" fo:font-size="10pt" style:font-size-asian="10pt" style:font-size-complex="10pt" fo:font-weight="bold" style:font-weight-asian="bold" style:font-weight-complex="bold" style:font-family-generic="swiss" style:font-charset="x-symbol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fo:background-color="#EF413D"/>
      <style:text-properties style:font-name="Arial Monospace" style:font-name-asian="Arial Monospace" style:font-name-complex="Arial Monospace" style:font-family-generic="swiss" style:font-charset="x-symbol"/>
    </style:style>
    <style:style style:name="ce6" style:family="table-cell" style:parent-style-name="Default" style:data-style-name="N0">
      <style:table-cell-properties fo:border="thin solid #000000" fo:background-color="#CCCCCC"/>
      <style:text-properties style:font-name="Arial Monospace" style:font-name-asian="Arial Monospace" style:font-name-complex="Arial Monospace" style:font-family-generic="swiss" style:font-charset="x-symbol"/>
    </style:style>
    <style:style style:name="ce7" style:family="table-cell" style:parent-style-name="Default" style:data-style-name="N0">
      <style:table-cell-properties fo:border="thin solid #000000" fo:background-color="transparent"/>
      <style:text-properties style:font-name="Arial Monospace" style:font-name-asian="Arial Monospace" style:font-name-complex="Arial Monospace" style:font-family-generic="swiss" style:font-charset="x-symbol"/>
    </style:style>
    <style:style style:name="ce8" style:family="table-cell" style:parent-style-name="Default" style:data-style-name="N0">
      <style:table-cell-properties fo:border="thin solid #000000" fo:background-color="#ED1C24"/>
      <style:text-properties style:font-name="Arial Monospace" style:font-name-asian="Arial Monospace" style:font-name-complex="Arial Monospace" style:font-family-generic="swiss" style:font-charset="x-symbol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Monospace" style:font-name-asian="Arial Monospace" style:font-name-complex="Arial Monospace" fo:font-weight="bold" style:font-weight-asian="bold" style:font-weight-complex="bold" style:font-family-generic="swiss" style:font-charset="x-symbol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 Monospace" style:font-name-asian="Arial Monospace" style:font-name-complex="Arial Monospace" style:font-family-generic="swiss" style:font-charset="x-symbo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13.28208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8.06979166666667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3" table:style-name="ce2"/>
          <table:table-cell office:value-type="string" table:number-columns-spanned="3" table:number-rows-spanned="3" table:style-name="ce9">
            <text:p>FFBoard V1.2 TMC Driver</text:p>
          </table:table-cell>
          <table:covered-table-cell table:number-columns-repeated="2"/>
          <table:table-cell table:number-columns-repeated="3" table:style-name="ce2"/>
          <table:table-cell office:value-type="string" table:style-name="ce2">
            <text:p>For PCB assembly</text:p>
          </table:table-cell>
          <table:table-cell office:value-type="string" table:style-name="ce2">
            <text:p>Notes:</text:p>
          </table:table-cell>
          <table:table-cell office:value-type="string" table:number-columns-spanned="7" table:number-rows-spanned="3" table:style-name="ce10">
            <text:p>Standard resistors and ceramic capacitors can be replaced with</text:p>
            <text:p>alternatives of other brands with the same rating if cheaper</text:p>
          </table:table-cell>
          <table:covered-table-cell table:number-columns-repeated="6"/>
          <table:table-cell table:number-columns-repeated="16366"/>
        </table:table-row>
        <table:table-row table:number-rows-repeated="2" table:style-name="ro1">
          <table:table-cell table:number-columns-repeated="3" table:style-name="ce2"/>
          <table:covered-table-cell/>
          <table:covered-table-cell table:number-columns-repeated="2"/>
          <table:table-cell table:number-columns-repeated="5" table:style-name="ce2"/>
          <table:covered-table-cell/>
          <table:covered-table-cell table:number-columns-repeated="6"/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table:style-name="ce2">
            <text:p>All parts are available at Digikey</text:p>
          </table:table-cell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3">
            <text:p>Item #</text:p>
          </table:table-cell>
          <table:table-cell office:value-type="string" table:style-name="ce4">
            <text:p><text:span text:style-name="T1">Designator</text:span></text:p>
          </table:table-cell>
          <table:table-cell office:value-type="string" table:style-name="ce4">
            <text:p><text:span text:style-name="T1">Qty</text:span></text:p>
          </table:table-cell>
          <table:table-cell office:value-type="string" table:style-name="ce3">
            <text:p>Manufacturer</text:p>
          </table:table-cell>
          <table:table-cell office:value-type="string" table:style-name="ce4">
            <text:p><text:span text:style-name="T1">Mfg Part #</text:span>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<text:span text:style-name="T1">Package/Footprint</text:span>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C29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POLARIZED CAPACITOR, European symbol</text:p>
          </table:table-cell>
          <table:table-cell table:style-name="ce5"/>
          <table:table-cell office:value-type="string" table:style-name="ce5">
            <text:p>E5-8,5</text:p>
          </table:table-cell>
          <table:table-cell office:value-type="string" table:style-name="ce5">
            <text:p>SMD</text:p>
          </table:table-cell>
          <table:table-cell office:value-type="string" table:style-name="ce5">
            <text:p>Do not place. Just for testing</text:p>
          </table:table-cell>
          <table:table-cell table:number-columns-repeated="16374" table:style-name="ce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ED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LED (Green)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ML0805</text:p>
          </table:table-cell>
          <table:table-cell office:value-type="string" table:style-name="ce2">
            <text:p>SM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JP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1X01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JP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1X02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JP1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1X03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JP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1X04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JP11, JP12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1X05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P3, JP9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2X03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JP2, JP8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string" table:style-name="ce6">
            <text:p>PIN HEADER</text:p>
          </table:table-cell>
          <table:table-cell office:value-type="string" table:style-name="ce6">
            <text:p>2X04</text:p>
          </table:table-cell>
          <table:table-cell office:value-type="string" table:style-name="ce6">
            <text:p>2.54mm pitch</text:p>
          </table:table-cell>
          <table:table-cell office:value-type="string" table:style-name="ce6">
            <text:p>TH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7">
            <text:p>U2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Microelectronics</text:p>
          </table:table-cell>
          <table:table-cell office:value-type="string" table:style-name="ce7">
            <text:p>LDL1117S33R (Or same part)</text:p>
          </table:table-cell>
          <table:table-cell office:value-type="string" table:style-name="ce7">
            <text:p>Voltage Regulator LDO 1117 3.3V</text:p>
          </table:table-cell>
          <table:table-cell office:value-type="string" table:style-name="ce7">
            <text:p>3.3V</text:p>
          </table:table-cell>
          <table:table-cell office:value-type="string" table:style-name="ce7">
            <text:p>SOT22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7">
            <text:p>R14, R23, R24, R27, R30, R31, R41, R42, R43, R44, R45, R46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603FT1K50 (Or same values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1.5k 1%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7">
            <text:p>R21, R2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Riedon</text:p>
          </table:table-cell>
          <table:table-cell office:value-type="string" table:style-name="ce7">
            <text:p>CSR2512C0R0015F</text:p>
          </table:table-cell>
          <table:table-cell office:value-type="string" table:style-name="ce7">
            <text:p>Current sense resistor</text:p>
          </table:table-cell>
          <table:table-cell office:value-type="string" table:style-name="ce7">
            <text:p>1.5mOhm</text:p>
          </table:table-cell>
          <table:table-cell office:value-type="string" table:style-name="ce7">
            <text:p>R2512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7">
            <text:p>C1, C2, C3, C4, C5, C6, C7, C8, C9, C10, C17, C18, C19, C26, C27, C41, C42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Samsung</text:p>
          </table:table-cell>
          <table:table-cell office:value-type="string" table:style-name="ce7">
            <text:p>CL10B104KB8NNNC‎ (Or same values)</text:p>
          </table:table-cell>
          <table:table-cell office:value-type="string" table:style-name="ce7">
            <text:p>CAPACITOR Ceramic</text:p>
          </table:table-cell>
          <table:table-cell office:value-type="string" table:style-name="ce7">
            <text:p>100nF (20-50V)</text:p>
          </table:table-cell>
          <table:table-cell office:value-type="string" table:style-name="ce7">
            <text:p>C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7">
            <text:p>C21, C22, C23, C24, C39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Samsung</text:p>
          </table:table-cell>
          <table:table-cell office:value-type="string" table:style-name="ce7">
            <text:p>CL21B104KCFNNNE (Or same values)</text:p>
          </table:table-cell>
          <table:table-cell office:value-type="string" table:style-name="ce7">
            <text:p>CAPACITOR Ceramic</text:p>
          </table:table-cell>
          <table:table-cell office:value-type="string" table:style-name="ce7">
            <text:p>100nF (100V)</text:p>
          </table:table-cell>
          <table:table-cell office:value-type="string" table:style-name="ce7">
            <text:p>C080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7">
            <text:p>C32, C34, C36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string" table:style-name="ce7">
            <text:p>CAPACITOR Ceramic</text:p>
          </table:table-cell>
          <table:table-cell office:value-type="string" table:style-name="ce7">
            <text:p>100pF</text:p>
          </table:table-cell>
          <table:table-cell office:value-type="string" table:style-name="ce7">
            <text:p>C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7">
            <text:p>R1, R2, R3, R4, R16, R19, R26, R32, R33, R5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603FT10K0‎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10k 1%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7">
            <text:p>L2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Murata Electronics‎</text:p>
          </table:table-cell>
          <table:table-cell office:value-type="string" table:style-name="ce7">
            <text:p>LQH43PN100M26L</text:p>
          </table:table-cell>
          <table:table-cell office:value-type="string" table:style-name="ce7">
            <text:p>INDUCTOR</text:p>
          </table:table-cell>
          <table:table-cell office:value-type="string" table:style-name="ce7">
            <text:p>10µH</text:p>
          </table:table-cell>
          <table:table-cell office:value-type="string" table:style-name="ce7">
            <text:p>1812 (4532)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7">
            <text:p>C25, C30, C31, C33, C35, C37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Würth Elektronik</text:p>
          </table:table-cell>
          <table:table-cell office:value-type="string" table:style-name="ce7">
            <text:p>885012206083 (Or same value)</text:p>
          </table:table-cell>
          <table:table-cell office:value-type="string" table:style-name="ce7">
            <text:p>CAPACITOR Ceramic</text:p>
          </table:table-cell>
          <table:table-cell office:value-type="string" table:style-name="ce7">
            <text:p>1nF</text:p>
          </table:table-cell>
          <table:table-cell office:value-type="string" table:style-name="ce7">
            <text:p>C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7">
            <text:p>C13, C14, C15, C16, C43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Samsung</text:p>
          </table:table-cell>
          <table:table-cell office:value-type="string" table:style-name="ce7">
            <text:p>CL31B105KCHNNNE‎ (Or same values)</text:p>
          </table:table-cell>
          <table:table-cell office:value-type="string" table:style-name="ce7">
            <text:p>CAPACITOR Ceramic</text:p>
          </table:table-cell>
          <table:table-cell office:value-type="string" table:style-name="ce7">
            <text:p>1µF (100V)</text:p>
          </table:table-cell>
          <table:table-cell office:value-type="string" table:style-name="ce7">
            <text:p>C1206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7">
            <text:p>R5, R6, R7, R8, R9, R10, R11, R12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603JT2R20‎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2.2 Ohm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7">
            <text:p>L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Laird-Signal Integrity Products</text:p>
          </table:table-cell>
          <table:table-cell office:value-type="string" table:style-name="ce7">
            <text:p>TYS8040221M-10</text:p>
          </table:table-cell>
          <table:table-cell office:value-type="string" table:style-name="ce7">
            <text:p>Inductor 599mOhm TYS8040</text:p>
          </table:table-cell>
          <table:table-cell office:value-type="string" table:style-name="ce7">
            <text:p>220µH</text:p>
          </table:table-cell>
          <table:table-cell office:value-type="string" table:style-name="ce7">
            <text:p>8x8mm inductor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7">
            <text:p>R29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anasonic</text:p>
          </table:table-cell>
          <table:table-cell office:value-type="string" table:style-name="ce7">
            <text:p>ERT-J1VR223G</text:p>
          </table:table-cell>
          <table:table-cell office:value-type="string" table:style-name="ce7">
            <text:p>Thermistor</text:p>
          </table:table-cell>
          <table:table-cell office:value-type="string" table:style-name="ce7">
            <text:p>22k thermistor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6">
            <text:p>X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3M (TM) Pak 100 4-Wall Header</text:p>
          </table:table-cell>
          <table:table-cell table:style-name="ce6"/>
          <table:table-cell office:value-type="string" table:style-name="ce6">
            <text:p>2.54mm 10x2</text:p>
          </table:table-cell>
          <table:table-cell office:value-type="string" table:style-name="ce6">
            <text:p>TH</text:p>
          </table:table-cell>
          <table:table-cell table:number-columns-repeated="16375" table:style-name="ce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7">
            <text:p>R15, R18, R47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805FT294K‎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294k 1%</text:p>
          </table:table-cell>
          <table:table-cell office:value-type="string" table:style-name="ce7">
            <text:p>R080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7">
            <text:p>R34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any</text:p>
          </table:table-cell>
          <table:table-cell table:style-name="ce7"/>
          <table:table-cell office:value-type="string" table:style-name="ce7">
            <text:p>RESISTOR</text:p>
          </table:table-cell>
          <table:table-cell office:value-type="string" table:style-name="ce7">
            <text:p>330R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7">
            <text:p>R17, R20, R25, R28,R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805FT33K0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33k 1%</text:p>
          </table:table-cell>
          <table:table-cell office:value-type="string" table:style-name="ce7">
            <text:p>R080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7">
            <text:p>R35, R36, R37, R38, R39, R4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603JT4K70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4.7k</text:p>
          </table:table-cell>
          <table:table-cell office:value-type="string" table:style-name="ce7">
            <text:p>R0603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7">
            <text:p>C20, C28, C38, C40, C4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Samsung</text:p>
          </table:table-cell>
          <table:table-cell office:value-type="string" table:style-name="ce7">
            <text:p>CL21A475KOFNNNE (Or same value)</text:p>
          </table:table-cell>
          <table:table-cell office:value-type="string" table:style-name="ce7">
            <text:p>CAPACITOR Ceramic</text:p>
          </table:table-cell>
          <table:table-cell office:value-type="string" table:style-name="ce7">
            <text:p>4.7µF</text:p>
          </table:table-cell>
          <table:table-cell office:value-type="string" table:style-name="ce7">
            <text:p>C080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7">
            <text:p>D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experia</text:p>
          </table:table-cell>
          <table:table-cell office:value-type="string" table:style-name="ce7">
            <text:p>PDZ5.6BGWJ</text:p>
          </table:table-cell>
          <table:table-cell office:value-type="string" table:style-name="ce7">
            <text:p>Diode Zener</text:p>
          </table:table-cell>
          <table:table-cell office:value-type="string" table:style-name="ce7">
            <text:p>5.6V zener</text:p>
          </table:table-cell>
          <table:table-cell office:value-type="string" table:style-name="ce7">
            <text:p>SOD-123FL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7">
            <text:p>C44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Vishay Sprague</text:p>
          </table:table-cell>
          <table:table-cell office:value-type="string" table:style-name="ce7">
            <text:p>‎593D476X0016D2TE3‎</text:p>
          </table:table-cell>
          <table:table-cell office:value-type="string" table:style-name="ce7">
            <text:p>47uF 16 V Tantalum Capacitor</text:p>
          </table:table-cell>
          <table:table-cell office:value-type="string" table:style-name="ce7">
            <text:p>47µF</text:p>
          </table:table-cell>
          <table:table-cell office:value-type="string" table:style-name="ce7">
            <text:p>2917 (7343 metric)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6">
            <text:p>JP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JUMPER Pin header</text:p>
          </table:table-cell>
          <table:table-cell table:number-columns-repeated="3" table:style-name="ce6"/>
          <table:table-cell table:number-columns-repeated="16375" table:style-name="ce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7">
            <text:p>C11, C1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Panasonic</text:p>
          </table:table-cell>
          <table:table-cell office:value-type="string" table:style-name="ce7">
            <text:p>EEU-FS1K681B</text:p>
          </table:table-cell>
          <table:table-cell office:value-type="string" table:style-name="ce7">
            <text:p>Electrolytic capacitor</text:p>
          </table:table-cell>
          <table:table-cell office:value-type="string" table:style-name="ce7">
            <text:p>680µF</text:p>
          </table:table-cell>
          <table:table-cell office:value-type="string" table:style-name="ce7">
            <text:p>7,5mm-16mm Round</text:p>
          </table:table-cell>
          <table:table-cell office:value-type="string" table:style-name="ce7">
            <text:p>TH</text:p>
          </table:table-cell>
          <table:table-cell table:number-columns-repeated="16375" table:style-name="ce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7">
            <text:p>R13, R48, R49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Stackpole</text:p>
          </table:table-cell>
          <table:table-cell office:value-type="string" table:style-name="ce7">
            <text:p>RMCF0805FT71K5‎ (Or same value)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71.5k 1%</text:p>
          </table:table-cell>
          <table:table-cell office:value-type="string" table:style-name="ce7">
            <text:p>R080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7">
            <text:p>U8, U9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nalog devices</text:p>
          </table:table-cell>
          <table:table-cell office:value-type="string" table:style-name="ce7">
            <text:p>AD8417BRMZ</text:p>
          </table:table-cell>
          <table:table-cell office:value-type="string" table:style-name="ce7">
            <text:p>Current sense amplifier</text:p>
          </table:table-cell>
          <table:table-cell office:value-type="string" table:style-name="ce7">
            <text:p>60X Gain</text:p>
          </table:table-cell>
          <table:table-cell office:value-type="string" table:style-name="ce7">
            <text:p>MSOP8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7">
            <text:p>U24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iodes Incorporated‎</text:p>
          </table:table-cell>
          <table:table-cell office:value-type="string" table:style-name="ce7">
            <text:p>AP3012KTR-G1</text:p>
          </table:table-cell>
          <table:table-cell office:value-type="string" table:style-name="ce7">
            <text:p>Boost regulator adjustable 500mA</text:p>
          </table:table-cell>
          <table:table-cell table:style-name="ce7"/>
          <table:table-cell office:value-type="string" table:style-name="ce7">
            <text:p>SOT23-5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7">
            <text:p>U6, U7, U10, U11, U12, U13, U15, U16, U17, U22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Infineon</text:p>
          </table:table-cell>
          <table:table-cell office:value-type="string" table:style-name="ce7">
            <text:p>BSC030N08NS5ATMA1</text:p>
          </table:table-cell>
          <table:table-cell office:value-type="string" table:style-name="ce7">
            <text:p>Mosfet n-Channel</text:p>
          </table:table-cell>
          <table:table-cell table:style-name="ce7"/>
          <table:table-cell office:value-type="string" table:style-name="ce7">
            <text:p>8TDSON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7">
            <text:p>D6, D7, D8, D1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Nexperia</text:p>
          </table:table-cell>
          <table:table-cell office:value-type="string" table:style-name="ce7">
            <text:p>BZX384-B13,115‎</text:p>
          </table:table-cell>
          <table:table-cell office:value-type="string" table:style-name="ce7">
            <text:p>Zener diode</text:p>
          </table:table-cell>
          <table:table-cell office:value-type="string" table:style-name="ce7">
            <text:p>13V -15V</text:p>
          </table:table-cell>
          <table:table-cell office:value-type="string" table:style-name="ce7">
            <text:p>SOD323-R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7">
            <text:p>Y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ECS</text:p>
          </table:table-cell>
          <table:table-cell office:value-type="string" table:style-name="ce7">
            <text:p>ECS-3225MV-250-BN-TR‎</text:p>
          </table:table-cell>
          <table:table-cell office:value-type="string" table:style-name="ce7">
            <text:p>Oscillator 25MHz</text:p>
          </table:table-cell>
          <table:table-cell office:value-type="string" table:style-name="ce7">
            <text:p>25MHz</text:p>
          </table:table-cell>
          <table:table-cell office:value-type="string" table:style-name="ce7">
            <text:p>ECS XO</text:p>
          </table:table-cell>
          <table:table-cell office:value-type="string" table:style-name="ce7">
            <text:p>SMD</text:p>
          </table:table-cell>
          <table:table-cell office:value-type="string" table:style-name="ce7">
            <text:p>Check rotation when placing. Pin 1 is marked on board and with a flat spot on the pad of the part</text:p>
          </table:table-cell>
          <table:table-cell table:number-columns-repeated="16374" table:style-name="ce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7">
            <text:p>X2, X3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On Shore</text:p>
          </table:table-cell>
          <table:table-cell office:value-type="string" table:style-name="ce7">
            <text:p>OSTOQ040151</text:p>
          </table:table-cell>
          <table:table-cell office:value-type="string" table:style-name="ce7">
            <text:p>Terminal block 4 position</text:p>
          </table:table-cell>
          <table:table-cell table:style-name="ce7"/>
          <table:table-cell office:value-type="string" table:style-name="ce7">
            <text:p>7.62mm 4 pin</text:p>
          </table:table-cell>
          <table:table-cell office:value-type="string" table:style-name="ce7">
            <text:p>TH</text:p>
          </table:table-cell>
          <table:table-cell table:number-columns-repeated="16375" table:style-name="ce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7">
            <text:p>D2, D3, D4, D5, D11,D1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SMC</text:p>
          </table:table-cell>
          <table:table-cell office:value-type="string" table:style-name="ce7">
            <text:p>DSS110UTR‎ (Or same value)</text:p>
          </table:table-cell>
          <table:table-cell office:value-type="string" table:style-name="ce7">
            <text:p>Schottky diode high voltage</text:p>
          </table:table-cell>
          <table:table-cell office:value-type="string" table:style-name="ce7">
            <text:p>&gt;100V</text:p>
          </table:table-cell>
          <table:table-cell office:value-type="string" table:style-name="ce7">
            <text:p>SOD-123FL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7">
            <text:p>U2, U3, U4, U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Texas Instruments</text:p>
          </table:table-cell>
          <table:table-cell office:value-type="string" table:style-name="ce7">
            <text:p>LM5109BSD</text:p>
          </table:table-cell>
          <table:table-cell office:value-type="string" table:style-name="ce7">
            <text:p>Halfbridge gate driver</text:p>
          </table:table-cell>
          <table:table-cell table:style-name="ce7"/>
          <table:table-cell office:value-type="string" table:style-name="ce7">
            <text:p>8WSON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7">
            <text:p>U20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Texas Instruments</text:p>
          </table:table-cell>
          <table:table-cell office:value-type="string" table:style-name="ce7">
            <text:p>LM74700QDBVRQ1</text:p>
          </table:table-cell>
          <table:table-cell office:value-type="string" table:style-name="ce7">
            <text:p>Ideal diode controller</text:p>
          </table:table-cell>
          <table:table-cell table:style-name="ce7"/>
          <table:table-cell office:value-type="string" table:style-name="ce7">
            <text:p>SOT-23-6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7">
            <text:p>D1, D9, D14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ON Semiconductor‎</text:p>
          </table:table-cell>
          <table:table-cell office:value-type="string" table:style-name="ce7">
            <text:p>MBR120VLSFT1G‎ (Or same value)</text:p>
          </table:table-cell>
          <table:table-cell office:value-type="string" table:style-name="ce7">
            <text:p>Schottky diode low voltage. Low drop</text:p>
          </table:table-cell>
          <table:table-cell office:value-type="string" table:style-name="ce7">
            <text:p>15-20V</text:p>
          </table:table-cell>
          <table:table-cell office:value-type="string" table:style-name="ce7">
            <text:p>SOD-123FL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7">
            <text:p>U2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Maxim</text:p>
          </table:table-cell>
          <table:table-cell office:value-type="string" table:style-name="ce7">
            <text:p>MAX5033BASA</text:p>
          </table:table-cell>
          <table:table-cell office:value-type="string" table:style-name="ce7">
            <text:p>Fixed voltage buck regulator</text:p>
          </table:table-cell>
          <table:table-cell office:value-type="string" table:style-name="ce7">
            <text:p>5V</text:p>
          </table:table-cell>
          <table:table-cell office:value-type="string" table:style-name="ce7">
            <text:p>8-SOIC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7">
            <text:p>U14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Microchip Technology</text:p>
          </table:table-cell>
          <table:table-cell office:value-type="string" table:style-name="ce7">
            <text:p>MCP1402T-E/OT</text:p>
          </table:table-cell>
          <table:table-cell office:value-type="string" table:style-name="ce7">
            <text:p>Non invert. low side gate driver</text:p>
          </table:table-cell>
          <table:table-cell table:style-name="ce7"/>
          <table:table-cell office:value-type="string" table:style-name="ce7">
            <text:p>SOT23-5L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7">
            <text:p>U18, U19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ON Semiconductor</text:p>
          </table:table-cell>
          <table:table-cell office:value-type="string" table:style-name="ce7">
            <text:p>NC7NZ17K8X</text:p>
          </table:table-cell>
          <table:table-cell office:value-type="string" table:style-name="ce7">
            <text:p>IC BUFFER NON-INVERT 5.5V</text:p>
          </table:table-cell>
          <table:table-cell table:style-name="ce7"/>
          <table:table-cell office:value-type="string" table:style-name="ce7">
            <text:p>VFSOP-8 (US8)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7">
            <text:p>U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Trinamic</text:p>
          </table:table-cell>
          <table:table-cell office:value-type="string" table:style-name="ce7">
            <text:p>TMC4671-LA</text:p>
          </table:table-cell>
          <table:table-cell office:value-type="string" table:style-name="ce7">
            <text:p>TMC4671-LA Motor controller</text:p>
          </table:table-cell>
          <table:table-cell office:value-type="string" table:style-name="ce7">
            <text:p>TMC4671</text:p>
          </table:table-cell>
          <table:table-cell office:value-type="string" table:style-name="ce7">
            <text:p>QFN76</text:p>
          </table:table-cell>
          <table:table-cell office:value-type="string" table:style-name="ce7">
            <text:p>SMD</text:p>
          </table:table-cell>
          <table:table-cell table:number-columns-repeated="16375" table:style-name="ce7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8">
            <text:p>D15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62V zener diode</text:p>
          </table:table-cell>
          <table:table-cell table:number-columns-repeated="3" table:style-name="ce8"/>
          <table:table-cell office:value-type="string" table:style-name="ce8">
            <text:p>Do not place. Just for testing</text:p>
          </table:table-cell>
          <table:table-cell table:number-columns-repeated="16374" table:style-name="ce8"/>
        </table:table-row>
        <table:table-row table:number-rows-repeated="1048522" table:style-name="ro4">
          <table:table-cell table:number-columns-repeated="16384"/>
        </table:table-row>
      </table:table>
      <table:table table:name="Sheet2" table:style-name="ta1">
        <table:table-column table:style-name="co3" table:number-columns-repeated="1024" table:default-cell-style-name="ce1"/>
        <table:table-column table:style-name="co10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1">
        <table:table-column table:style-name="co3" table:number-columns-repeated="1024" table:default-cell-style-name="ce1"/>
        <table:table-column table:style-name="co10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宋体" svg:font-family="宋体"/>
    <style:font-face style:name="Arial Monospace" svg:font-family="&quot;Arial Monospace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699212598425197in" fo:margin-right="0.69921259842519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Yannick</dc:creator>
    <meta:creation-date>2006-09-13T11:21:00Z</meta:creation-date>
    <dc:date>2022-06-20T17:00:05Z</dc:date>
    <meta:editing-cycles>140</meta:editing-cycles>
    <meta:editing-duration>PT23262S</meta:editing-duration>
    <meta:user-defined meta:name="KSOProductBuildVer">2052-11.1.0.9584</meta:user-defined>
  </office:meta>
</office:document-meta>
</file>